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row>
          <mo stretchy="false">−</mo>
          <mn>1</mn>
        </mrow>
        <mo stretchy="false">+</mo>
        <mrow>
          <mfrac>
            <mrow>
              <mi>Y</mi>
              <mo stretchy="false">−</mo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</mrow>
            <mrow>
              <mn>2</mn>
              <mi>t</mi>
            </mrow>
          </mfrac>
          <mo stretchy="false">∗</mo>
          <mn>2</mn>
        </mrow>
      </mrow>
      <mo stretchy="false">=</mo>
      <mrow>
        <mrow>
          <mo stretchy="false">−</mo>
          <mn>1</mn>
        </mrow>
        <mo stretchy="false">+</mo>
        <mfrac>
          <mrow>
            <mi>Y</mi>
            <mo stretchy="false">+</mo>
            <mi>t</mi>
          </mrow>
          <mi>t</mi>
        </mfrac>
      </mrow>
      <mo stretchy="false">=</mo>
      <mrow>
        <mrow>
          <mo stretchy="false">−</mo>
          <mn>1</mn>
        </mrow>
        <mo stretchy="false">+</mo>
        <mfrac>
          <mi>Y</mi>
          <mi>t</mi>
        </mfrac>
        <mo stretchy="false">+</mo>
        <mn>1</mn>
      </mrow>
      <mo stretchy="false">=</mo>
      <mfrac>
        <mi>Y</mi>
        <mi>t</mi>
      </mfrac>
    </mrow>
    <annotation encoding="StarMath 5.0">-1+ {Y-(-t)} over {2t} *2=-1+ {Y+t} over {t} =-1+ {Y} over {t} +1= {Y} over {t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2:03:20.031939525</meta:creation-date>
    <dc:date>2015-09-18T12:56:40.437560372</dc:date>
    <meta:editing-duration>PT37M46S</meta:editing-duration>
    <meta:editing-cycles>3</meta:editing-cycles>
    <meta:generator>LibreOffice/4.4.3.2$Linux_X86_64 LibreOffice_project/40$Build-2</meta:generator>
  </office:meta>
</office:document-meta>
</file>